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0.9465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1.8902in"/>
    </style:style>
    <style:style style:name="co11" style:family="table-column">
      <style:table-column-properties fo:break-before="auto" style:column-width="1.622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2.1689in"/>
    </style:style>
    <style:style style:name="co14" style:family="table-column">
      <style:table-column-properties fo:break-before="auto" style:column-width="1.329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pool_size</text:p>
          </table:table-cell>
          <table:table-cell office:value-type="string" calcext:value-type="string">
            <text:p>requests</text:p>
          </table:table-cell>
          <table:table-cell office:value-type="string" calcext:value-type="string">
            <text:p>connections</text:p>
          </table:table-cell>
          <table:table-cell office:value-type="string" calcext:value-type="string">
            <text:p>avg_cpu[%]</text:p>
          </table:table-cell>
          <table:table-cell office:value-type="string" calcext:value-type="string">
            <text:p>max_cpu[%]</text:p>
          </table:table-cell>
          <table:table-cell office:value-type="string" calcext:value-type="string">
            <text:p>avg_mem[%]</text:p>
          </table:table-cell>
          <table:table-cell office:value-type="string" calcext:value-type="string">
            <text:p>max_mem[%]</text:p>
          </table:table-cell>
          <table:table-cell office:value-type="string" calcext:value-type="string">
            <text:p>total_test_time[s]</text:p>
          </table:table-cell>
          <table:table-cell office:value-type="string" calcext:value-type="string">
            <text:p>per_request_mean_time[ms]</text:p>
          </table:table-cell>
          <table:table-cell office:value-type="string" calcext:value-type="string">
            <text:p>transfer_rate_rcvd[kB/s]</text:p>
          </table:table-cell>
          <table:table-cell office:value-type="string" calcext:value-type="string">
            <text:p>transfer_rate_sent[kB/s]</text:p>
          </table:table-cell>
          <table:table-cell office:value-type="string" calcext:value-type="string">
            <text:p>connection_latency[ms]</text:p>
          </table:table-cell>
          <table:table-cell office:value-type="string" calcext:value-type="string">
            <text:p>connection_processing_time[ms]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12.429" calcext:value-type="float">
            <text:p>112.429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.146" calcext:value-type="float">
            <text:p>7.146</text:p>
          </table:table-cell>
          <table:table-cell office:value-type="float" office:value="0.715" calcext:value-type="float">
            <text:p>0.715</text:p>
          </table:table-cell>
          <table:table-cell office:value-type="float" office:value="519.28" calcext:value-type="float">
            <text:p>519.28</text:p>
          </table:table-cell>
          <table:table-cell office:value-type="float" office:value="2815.03" calcext:value-type="float">
            <text:p>2815.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24.143" calcext:value-type="float">
            <text:p>124.143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.514" calcext:value-type="float">
            <text:p>7.514</text:p>
          </table:table-cell>
          <table:table-cell office:value-type="float" office:value="0.751" calcext:value-type="float">
            <text:p>0.751</text:p>
          </table:table-cell>
          <table:table-cell office:value-type="float" office:value="493.9" calcext:value-type="float">
            <text:p>493.9</text:p>
          </table:table-cell>
          <table:table-cell office:value-type="float" office:value="2677.45" calcext:value-type="float">
            <text:p>2677.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27.375" calcext:value-type="float">
            <text:p>127.375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.653" calcext:value-type="float">
            <text:p>8.653</text:p>
          </table:table-cell>
          <table:table-cell office:value-type="float" office:value="0.865" calcext:value-type="float">
            <text:p>0.865</text:p>
          </table:table-cell>
          <table:table-cell office:value-type="float" office:value="428.86" calcext:value-type="float">
            <text:p>428.86</text:p>
          </table:table-cell>
          <table:table-cell office:value-type="float" office:value="2324.87" calcext:value-type="float">
            <text:p>2324.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.231" calcext:value-type="float">
            <text:p>8.231</text:p>
          </table:table-cell>
          <table:table-cell office:value-type="float" office:value="0.823" calcext:value-type="float">
            <text:p>0.823</text:p>
          </table:table-cell>
          <table:table-cell office:value-type="float" office:value="450.85" calcext:value-type="float">
            <text:p>450.85</text:p>
          </table:table-cell>
          <table:table-cell office:value-type="float" office:value="2444.09" calcext:value-type="float">
            <text:p>2444.0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45.286" calcext:value-type="float">
            <text:p>145.286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7.781" calcext:value-type="float">
            <text:p>7.781</text:p>
          </table:table-cell>
          <table:table-cell office:value-type="float" office:value="0.778" calcext:value-type="float">
            <text:p>0.778</text:p>
          </table:table-cell>
          <table:table-cell office:value-type="float" office:value="476.93" calcext:value-type="float">
            <text:p>476.93</text:p>
          </table:table-cell>
          <table:table-cell office:value-type="float" office:value="2585.46" calcext:value-type="float">
            <text:p>2585.4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46.286" calcext:value-type="float">
            <text:p>146.286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7.844" calcext:value-type="float">
            <text:p>7.844</text:p>
          </table:table-cell>
          <table:table-cell office:value-type="float" office:value="0.784" calcext:value-type="float">
            <text:p>0.784</text:p>
          </table:table-cell>
          <table:table-cell office:value-type="float" office:value="473.08" calcext:value-type="float">
            <text:p>473.08</text:p>
          </table:table-cell>
          <table:table-cell office:value-type="float" office:value="2564.57" calcext:value-type="float">
            <text:p>2564.5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03.571" calcext:value-type="float">
            <text:p>103.571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7.614" calcext:value-type="float">
            <text:p>7.614</text:p>
          </table:table-cell>
          <table:table-cell office:value-type="float" office:value="487.38" calcext:value-type="float">
            <text:p>487.38</text:p>
          </table:table-cell>
          <table:table-cell office:value-type="float" office:value="2642.12" calcext:value-type="float">
            <text:p>2642.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15.143" calcext:value-type="float">
            <text:p>115.143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7.666" calcext:value-type="float">
            <text:p>7.666</text:p>
          </table:table-cell>
          <table:table-cell office:value-type="float" office:value="484.06" calcext:value-type="float">
            <text:p>484.06</text:p>
          </table:table-cell>
          <table:table-cell office:value-type="float" office:value="2624.12" calcext:value-type="float">
            <text:p>2624.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23.5" calcext:value-type="float">
            <text:p>123.5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2" office:value-type="float" office:value="8.014" calcext:value-type="float">
            <text:p>8.014</text:p>
          </table:table-cell>
          <table:table-cell office:value-type="float" office:value="463.07" calcext:value-type="float">
            <text:p>463.07</text:p>
          </table:table-cell>
          <table:table-cell office:value-type="float" office:value="2510.35" calcext:value-type="float">
            <text:p>2510.35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33.286" calcext:value-type="float">
            <text:p>133.286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7.854" calcext:value-type="float">
            <text:p>7.854</text:p>
          </table:table-cell>
          <table:table-cell office:value-type="float" office:value="472.51" calcext:value-type="float">
            <text:p>472.51</text:p>
          </table:table-cell>
          <table:table-cell office:value-type="float" office:value="2561.51" calcext:value-type="float">
            <text:p>2561.51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33.125" calcext:value-type="float">
            <text:p>133.12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8.16" calcext:value-type="float">
            <text:p>8.16</text:p>
          </table:table-cell>
          <table:table-cell office:value-type="float" office:value="454.74" calcext:value-type="float">
            <text:p>454.74</text:p>
          </table:table-cell>
          <table:table-cell office:value-type="float" office:value="2465.19" calcext:value-type="float">
            <text:p>2465.19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22.889" calcext:value-type="float">
            <text:p>122.889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9.751" calcext:value-type="float">
            <text:p>9.751</text:p>
          </table:table-cell>
          <table:table-cell office:value-type="float" office:value="380.55" calcext:value-type="float">
            <text:p>380.55</text:p>
          </table:table-cell>
          <table:table-cell office:value-type="float" office:value="2063" calcext:value-type="float">
            <text:p>2063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.79" calcext:value-type="float">
            <text:p>7.79</text:p>
          </table:table-cell>
          <table:table-cell office:value-type="float" office:value="77.904" calcext:value-type="float">
            <text:p>77.904</text:p>
          </table:table-cell>
          <table:table-cell office:value-type="float" office:value="476.35" calcext:value-type="float">
            <text:p>476.35</text:p>
          </table:table-cell>
          <table:table-cell office:value-type="float" office:value="2582.32" calcext:value-type="float">
            <text:p>2582.3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7.851" calcext:value-type="float">
            <text:p>107.851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7.879" calcext:value-type="float">
            <text:p>7.879</text:p>
          </table:table-cell>
          <table:table-cell office:value-type="float" office:value="78.788" calcext:value-type="float">
            <text:p>78.788</text:p>
          </table:table-cell>
          <table:table-cell office:value-type="float" office:value="471" calcext:value-type="float">
            <text:p>471</text:p>
          </table:table-cell>
          <table:table-cell office:value-type="float" office:value="2553.32" calcext:value-type="float">
            <text:p>2553.3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7.75" calcext:value-type="float">
            <text:p>107.7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.326" calcext:value-type="float">
            <text:p>8.326</text:p>
          </table:table-cell>
          <table:table-cell office:value-type="float" office:value="83.264" calcext:value-type="float">
            <text:p>83.264</text:p>
          </table:table-cell>
          <table:table-cell office:value-type="float" office:value="445.68" calcext:value-type="float">
            <text:p>445.68</text:p>
          </table:table-cell>
          <table:table-cell office:value-type="float" office:value="2416.08" calcext:value-type="float">
            <text:p>2416.08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0.3" calcext:value-type="float">
            <text:p>110.3</text:p>
          </table:table-cell>
          <table:table-cell office:value-type="float" office:value="133" calcext:value-type="float">
            <text:p>13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8" calcext:value-type="float">
            <text:p>0.08</text:p>
          </table:table-cell>
          <table:table-cell office:value-type="float" office:value="9.867" calcext:value-type="float">
            <text:p>9.867</text:p>
          </table:table-cell>
          <table:table-cell office:value-type="float" office:value="98.668" calcext:value-type="float">
            <text:p>98.668</text:p>
          </table:table-cell>
          <table:table-cell office:value-type="float" office:value="376.1" calcext:value-type="float">
            <text:p>376.1</text:p>
          </table:table-cell>
          <table:table-cell office:value-type="float" office:value="2038.87" calcext:value-type="float">
            <text:p>2038.87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125" calcext:value-type="float">
            <text:p>116.125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.594" calcext:value-type="float">
            <text:p>8.594</text:p>
          </table:table-cell>
          <table:table-cell office:value-type="float" office:value="85.944" calcext:value-type="float">
            <text:p>85.944</text:p>
          </table:table-cell>
          <table:table-cell office:value-type="float" office:value="431.79" calcext:value-type="float">
            <text:p>431.79</text:p>
          </table:table-cell>
          <table:table-cell office:value-type="float" office:value="2340.74" calcext:value-type="float">
            <text:p>2340.7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rust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8.335" calcext:value-type="float">
            <text:p>8.335</text:p>
          </table:table-cell>
          <table:table-cell office:value-type="float" office:value="83.354" calcext:value-type="float">
            <text:p>83.354</text:p>
          </table:table-cell>
          <table:table-cell office:value-type="float" office:value="445.2" calcext:value-type="float">
            <text:p>445.2</text:p>
          </table:table-cell>
          <table:table-cell office:value-type="float" office:value="2413.47" calcext:value-type="float">
            <text:p>2413.4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27.375" calcext:value-type="float">
            <text:p>127.375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8.405" calcext:value-type="float">
            <text:p>8.405</text:p>
          </table:table-cell>
          <table:table-cell office:value-type="float" office:value="0.841" calcext:value-type="float">
            <text:p>0.841</text:p>
          </table:table-cell>
          <table:table-cell office:value-type="float" office:value="441.51" calcext:value-type="float">
            <text:p>441.51</text:p>
          </table:table-cell>
          <table:table-cell office:value-type="float" office:value="2393.43" calcext:value-type="float">
            <text:p>2393.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0.105" calcext:value-type="float">
            <text:p>0.105</text:p>
          </table:table-cell>
          <table:table-cell office:value-type="float" office:value="0.11" calcext:value-type="float">
            <text:p>0.11</text:p>
          </table:table-cell>
          <table:table-cell office:value-type="float" office:value="8.476" calcext:value-type="float">
            <text:p>8.476</text:p>
          </table:table-cell>
          <table:table-cell office:value-type="float" office:value="0.848" calcext:value-type="float">
            <text:p>0.848</text:p>
          </table:table-cell>
          <table:table-cell office:value-type="float" office:value="437.84" calcext:value-type="float">
            <text:p>437.84</text:p>
          </table:table-cell>
          <table:table-cell office:value-type="float" office:value="2373.55" calcext:value-type="float">
            <text:p>2373.5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36.625" calcext:value-type="float">
            <text:p>136.625</text:p>
          </table:table-cell>
          <table:table-cell office:value-type="float" office:value="138" calcext:value-type="float">
            <text:p>13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office:value-type="float" office:value="8.691" calcext:value-type="float">
            <text:p>8.691</text:p>
          </table:table-cell>
          <table:table-cell office:value-type="float" office:value="0.869" calcext:value-type="float">
            <text:p>0.869</text:p>
          </table:table-cell>
          <table:table-cell office:value-type="float" office:value="426.98" calcext:value-type="float">
            <text:p>426.98</text:p>
          </table:table-cell>
          <table:table-cell office:value-type="float" office:value="2314.67" calcext:value-type="float">
            <text:p>2314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37.33" calcext:value-type="float">
            <text:p>137.33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8.723" calcext:value-type="float">
            <text:p>8.723</text:p>
          </table:table-cell>
          <table:table-cell office:value-type="float" office:value="0.872" calcext:value-type="float">
            <text:p>0.872</text:p>
          </table:table-cell>
          <table:table-cell office:value-type="float" office:value="425.4" calcext:value-type="float">
            <text:p>425.4</text:p>
          </table:table-cell>
          <table:table-cell office:value-type="float" office:value="2306.09" calcext:value-type="float">
            <text:p>2306.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38.5" calcext:value-type="float">
            <text:p>138.5</text:p>
          </table:table-cell>
          <table:table-cell office:value-type="float" office:value="140" calcext:value-type="float">
            <text:p>140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" calcext:value-type="float">
            <text:p>0.12</text:p>
          </table:table-cell>
          <table:table-cell office:value-type="float" office:value="8.72" calcext:value-type="float">
            <text:p>8.72</text:p>
          </table:table-cell>
          <table:table-cell office:value-type="float" office:value="0.872" calcext:value-type="float">
            <text:p>0.872</text:p>
          </table:table-cell>
          <table:table-cell office:value-type="float" office:value="425.57" calcext:value-type="float">
            <text:p>425.57</text:p>
          </table:table-cell>
          <table:table-cell office:value-type="float" office:value="2307.03" calcext:value-type="float">
            <text:p>2307.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138.875" calcext:value-type="float">
            <text:p>138.875</text:p>
          </table:table-cell>
          <table:table-cell office:value-type="float" office:value="141" calcext:value-type="float">
            <text:p>141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8.791" calcext:value-type="float">
            <text:p>8.791</text:p>
          </table:table-cell>
          <table:table-cell office:value-type="float" office:value="0.879" calcext:value-type="float">
            <text:p>0.879</text:p>
          </table:table-cell>
          <table:table-cell office:value-type="float" office:value="422.13" calcext:value-type="float">
            <text:p>422.13</text:p>
          </table:table-cell>
          <table:table-cell office:value-type="float" office:value="2288.37" calcext:value-type="float">
            <text:p>2288.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18.75" calcext:value-type="float">
            <text:p>118.75</text:p>
          </table:table-cell>
          <table:table-cell office:value-type="float" office:value="119" calcext:value-type="float">
            <text:p>1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8.877" calcext:value-type="float">
            <text:p>8.877</text:p>
          </table:table-cell>
          <table:table-cell office:value-type="float" office:value="418.05" calcext:value-type="float">
            <text:p>418.05</text:p>
          </table:table-cell>
          <table:table-cell office:value-type="float" office:value="2266.29" calcext:value-type="float">
            <text:p>2266.2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0.112" calcext:value-type="float">
            <text:p>0.11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8.668" calcext:value-type="float">
            <text:p>8.668</text:p>
          </table:table-cell>
          <table:table-cell office:value-type="float" office:value="428.11" calcext:value-type="float">
            <text:p>428.11</text:p>
          </table:table-cell>
          <table:table-cell office:value-type="float" office:value="2320.8" calcext:value-type="float">
            <text:p>2320.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31.125" calcext:value-type="float">
            <text:p>131.125</text:p>
          </table:table-cell>
          <table:table-cell office:value-type="float" office:value="135" calcext:value-type="float">
            <text:p>135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8.675" calcext:value-type="float">
            <text:p>8.675</text:p>
          </table:table-cell>
          <table:table-cell office:value-type="float" office:value="427.78" calcext:value-type="float">
            <text:p>427.78</text:p>
          </table:table-cell>
          <table:table-cell office:value-type="float" office:value="2318.99" calcext:value-type="float">
            <text:p>2318.9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33.125" calcext:value-type="float">
            <text:p>133.125</text:p>
          </table:table-cell>
          <table:table-cell office:value-type="float" office:value="137" calcext:value-type="float">
            <text:p>137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8.576" calcext:value-type="float">
            <text:p>8.576</text:p>
          </table:table-cell>
          <table:table-cell office:value-type="float" office:value="432.72" calcext:value-type="float">
            <text:p>432.72</text:p>
          </table:table-cell>
          <table:table-cell office:value-type="float" office:value="2345.78" calcext:value-type="float">
            <text:p>2345.7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32.125" calcext:value-type="float">
            <text:p>132.125</text:p>
          </table:table-cell>
          <table:table-cell office:value-type="float" office:value="134" calcext:value-type="float">
            <text:p>13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8.589" calcext:value-type="float">
            <text:p>8.589</text:p>
          </table:table-cell>
          <table:table-cell office:value-type="float" office:value="432.04" calcext:value-type="float">
            <text:p>432.04</text:p>
          </table:table-cell>
          <table:table-cell office:value-type="float" office:value="2342.12" calcext:value-type="float">
            <text:p>2342.12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9.229" calcext:value-type="float">
            <text:p>9.229</text:p>
          </table:table-cell>
          <table:table-cell office:value-type="float" office:value="402.1" calcext:value-type="float">
            <text:p>402.1</text:p>
          </table:table-cell>
          <table:table-cell office:value-type="float" office:value="2179.78" calcext:value-type="float">
            <text:p>2179.7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.625" calcext:value-type="float">
            <text:p>120.625</text:p>
          </table:table-cell>
          <table:table-cell office:value-type="float" office:value="122" calcext:value-type="float">
            <text:p>122</text:p>
          </table:table-cell>
          <table:table-cell office:value-type="float" office:value="0.117" calcext:value-type="float">
            <text:p>0.117</text:p>
          </table:table-cell>
          <table:table-cell office:value-type="float" office:value="0.12" calcext:value-type="float">
            <text:p>0.12</text:p>
          </table:table-cell>
          <table:table-cell office:value-type="float" office:value="8.732" calcext:value-type="float">
            <text:p>8.732</text:p>
          </table:table-cell>
          <table:table-cell office:value-type="float" office:value="87.317" calcext:value-type="float">
            <text:p>87.317</text:p>
          </table:table-cell>
          <table:table-cell office:value-type="float" office:value="425" calcext:value-type="float">
            <text:p>425</text:p>
          </table:table-cell>
          <table:table-cell office:value-type="float" office:value="2303.92" calcext:value-type="float">
            <text:p>2303.92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5" calcext:value-type="float">
            <text:p>116.5</text:p>
          </table:table-cell>
          <table:table-cell office:value-type="float" office:value="119" calcext:value-type="float">
            <text:p>119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" calcext:value-type="float">
            <text:p>0.12</text:p>
          </table:table-cell>
          <table:table-cell office:value-type="float" office:value="8.674" calcext:value-type="float">
            <text:p>8.674</text:p>
          </table:table-cell>
          <table:table-cell office:value-type="float" office:value="86.745" calcext:value-type="float">
            <text:p>86.745</text:p>
          </table:table-cell>
          <table:table-cell office:value-type="float" office:value="427.8" calcext:value-type="float">
            <text:p>427.8</text:p>
          </table:table-cell>
          <table:table-cell office:value-type="float" office:value="2319.12" calcext:value-type="float">
            <text:p>2319.1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5.375" calcext:value-type="float">
            <text:p>115.375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8.527" calcext:value-type="float">
            <text:p>8.527</text:p>
          </table:table-cell>
          <table:table-cell office:value-type="float" office:value="85.268" calcext:value-type="float">
            <text:p>85.268</text:p>
          </table:table-cell>
          <table:table-cell office:value-type="float" office:value="435.21" calcext:value-type="float">
            <text:p>435.21</text:p>
          </table:table-cell>
          <table:table-cell office:value-type="float" office:value="2359.28" calcext:value-type="float">
            <text:p>2359.2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16" calcext:value-type="float">
            <text:p>16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5.375" calcext:value-type="float">
            <text:p>115.375</text:p>
          </table:table-cell>
          <table:table-cell office:value-type="float" office:value="118" calcext:value-type="float">
            <text:p>11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" calcext:value-type="float">
            <text:p>0.12</text:p>
          </table:table-cell>
          <table:table-cell office:value-type="float" office:value="8.535" calcext:value-type="float">
            <text:p>8.535</text:p>
          </table:table-cell>
          <table:table-cell office:value-type="float" office:value="85.347" calcext:value-type="float">
            <text:p>85.347</text:p>
          </table:table-cell>
          <table:table-cell office:value-type="float" office:value="434.81" calcext:value-type="float">
            <text:p>434.81</text:p>
          </table:table-cell>
          <table:table-cell office:value-type="float" office:value="2357.11" calcext:value-type="float">
            <text:p>2357.1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32" calcext:value-type="float">
            <text:p>32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7.605" calcext:value-type="float">
            <text:p>117.605</text:p>
          </table:table-cell>
          <table:table-cell office:value-type="float" office:value="120" calcext:value-type="float">
            <text:p>12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" calcext:value-type="float">
            <text:p>0.09</text:p>
          </table:table-cell>
          <table:table-cell office:value-type="float" office:value="8.565" calcext:value-type="float">
            <text:p>8.565</text:p>
          </table:table-cell>
          <table:table-cell office:value-type="float" office:value="85.653" calcext:value-type="float">
            <text:p>85.653</text:p>
          </table:table-cell>
          <table:table-cell office:value-type="float" office:value="433.25" calcext:value-type="float">
            <text:p>433.25</text:p>
          </table:table-cell>
          <table:table-cell office:value-type="float" office:value="2348.68" calcext:value-type="float">
            <text:p>2348.6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golang</text:p>
          </table:table-cell>
          <table:table-cell office:value-type="float" office:value="64" calcext:value-type="float">
            <text:p>6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18.875" calcext:value-type="float">
            <text:p>118.875</text:p>
          </table:table-cell>
          <table:table-cell office:value-type="float" office:value="123" calcext:value-type="float">
            <text:p>1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" calcext:value-type="float">
            <text:p>0.13</text:p>
          </table:table-cell>
          <table:table-cell office:value-type="float" office:value="8.592" calcext:value-type="float">
            <text:p>8.592</text:p>
          </table:table-cell>
          <table:table-cell office:value-type="float" office:value="85.918" calcext:value-type="float">
            <text:p>85.918</text:p>
          </table:table-cell>
          <table:table-cell office:value-type="float" office:value="431.92" calcext:value-type="float">
            <text:p>431.92</text:p>
          </table:table-cell>
          <table:table-cell office:value-type="float" office:value="2341.44" calcext:value-type="float">
            <text:p>2341.4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 style:data-style-name="N2" text:time-value="12:32:39.0331052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20:14:29.889559161</meta:creation-date>
    <meta:generator>LibreOffice/7.5.9.2$Linux_X86_64 LibreOffice_project/50$Build-2</meta:generator>
    <dc:date>2023-12-23T12:32:49.702971685</dc:date>
    <meta:editing-duration>PT3M56S</meta:editing-duration>
    <meta:editing-cycles>4</meta:editing-cycles>
    <meta:document-statistic meta:table-count="1" meta:cell-count="519" meta:object-count="0"/>
  </office:meta>
</office:document-meta>
</file>